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134in"/>
    </style:style>
    <style:style style:name="co2" style:family="table-column">
      <style:table-column-properties fo:break-before="auto" style:column-width="1.0307in"/>
    </style:style>
    <style:style style:name="co3" style:family="table-column">
      <style:table-column-properties fo:break-before="auto" style:column-width="0.4874in"/>
    </style:style>
    <style:style style:name="co4" style:family="table-column">
      <style:table-column-properties fo:break-before="auto" style:column-width="0.4709in"/>
    </style:style>
    <style:style style:name="co5" style:family="table-column">
      <style:table-column-properties fo:break-before="auto" style:column-width="0.3791in"/>
    </style:style>
    <style:style style:name="co6" style:family="table-column">
      <style:table-column-properties fo:break-before="auto" style:column-width="0.3118in"/>
    </style:style>
    <style:style style:name="co7" style:family="table-column">
      <style:table-column-properties fo:break-before="auto" style:column-width="0.30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eason-1617_csv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omeTeam</text:p>
          </table:table-cell>
          <table:table-cell office:value-type="string" calcext:value-type="string">
            <text:p>AwayTeam</text:p>
          </table:table-cell>
          <table:table-cell office:value-type="string" calcext:value-type="string">
            <text:p>FTHG</text:p>
          </table:table-cell>
          <table:table-cell office:value-type="string" calcext:value-type="string">
            <text:p>FTAG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wan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Br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3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1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4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19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Hul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0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1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1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ournemout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underlan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8-2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Hul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0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1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2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iddlesbroug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ournemou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West Ham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18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an Unite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hel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Hull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4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5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3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1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02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 Cit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Hul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Leice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est 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5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Watfo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6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1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Ever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Stok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 Unite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3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29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3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0-3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Everto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5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0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1-19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0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1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urnle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Crystal Palac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1-27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to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wansea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Watfor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03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iverpoo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4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05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tok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City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underlan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0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Ever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3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4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7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Hul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19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underlan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6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Crystal Palac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28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0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underlan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an C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Middlesbroug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Bro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12-31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1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Arsenal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3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0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Bournemout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est Brom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4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Man City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15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atfor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Ever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1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H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22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Leicester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Totten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1-31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H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1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Sunderla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ournemouth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Liverpoo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4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05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Hul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Tottenha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1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Chel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2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13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wanse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Middlesbroug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25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Bournemou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6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toke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Liverpo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Middlesbroug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outhampt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4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Crystal Palac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5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Evert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6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0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est Bro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1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2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wan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H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Liverpoo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Man Unit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19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Southampt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West Ha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to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Ever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1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an C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2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Middlesbroug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Stok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04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West Ha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an Cit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Middlesbroug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Crystal Palac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5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Chelse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Burnle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Liverpoo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Watford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Southampt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8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Leicest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09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0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Arsena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Leicester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Burnle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Hul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Bournemout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Swanse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6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Chelse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6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17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2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Middlesbrough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22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Watfor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2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Stok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2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Ever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3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Man Unite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3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Crystal Pala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outhampt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Leices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Tottenh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6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Sunderlan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7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4-29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Burnle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9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Hu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9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West Ha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9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Bournemout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29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Leice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30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30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Swanse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30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Man C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4-30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Arsen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1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5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6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Stok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6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Bro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6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Sunderla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6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Watfor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Crystal Palace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6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Evert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7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7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Southampt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08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Middlesbroug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0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Arsen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string" calcext:value-type="string">
            <text:p>Everton</text:p>
          </table:table-cell>
          <table:table-cell office:value-type="string" calcext:value-type="string">
            <text:p>Watfo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2</text:p>
          </table:table-cell>
          <table:table-cell office:value-type="string" calcext:value-type="string">
            <text:p>West Brom</text:p>
          </table:table-cell>
          <table:table-cell office:value-type="string" calcext:value-type="string">
            <text:p>Chelse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3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urnle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3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Leicest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3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Southampt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3</text:p>
          </table:table-cell>
          <table:table-cell office:value-type="string" calcext:value-type="string">
            <text:p>Stoke</text:p>
          </table:table-cell>
          <table:table-cell office:value-type="string" calcext:value-type="string">
            <text:p>Arsena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3</text:p>
          </table:table-cell>
          <table:table-cell office:value-type="string" calcext:value-type="string">
            <text:p>Sunderland</text:p>
          </table:table-cell>
          <table:table-cell office:value-type="string" calcext:value-type="string">
            <text:p>Swanse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4</text:p>
          </table:table-cell>
          <table:table-cell office:value-type="string" calcext:value-type="string">
            <text:p>Crystal Palace</text:p>
          </table:table-cell>
          <table:table-cell office:value-type="string" calcext:value-type="string">
            <text:p>Hul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4</text:p>
          </table:table-cell>
          <table:table-cell office:value-type="string" calcext:value-type="string">
            <text:p>Tottenham</text:p>
          </table:table-cell>
          <table:table-cell office:value-type="string" calcext:value-type="string">
            <text:p>Man Unit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4</text:p>
          </table:table-cell>
          <table:table-cell office:value-type="string" calcext:value-type="string">
            <text:p>West Ham</text:p>
          </table:table-cell>
          <table:table-cell office:value-type="string" calcext:value-type="string">
            <text:p>Liverpoo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5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Watford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Sunderlan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6</text:p>
          </table:table-cell>
          <table:table-cell office:value-type="string" calcext:value-type="string">
            <text:p>Man City</text:p>
          </table:table-cell>
          <table:table-cell office:value-type="string" calcext:value-type="string">
            <text:p>West Bro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7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Man Unit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1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Arsenal</text:p>
          </table:table-cell>
          <table:table-cell office:value-type="string" calcext:value-type="string">
            <text:p>Ever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Burnley</text:p>
          </table:table-cell>
          <table:table-cell office:value-type="string" calcext:value-type="string">
            <text:p>West Ha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Chelsea</text:p>
          </table:table-cell>
          <table:table-cell office:value-type="string" calcext:value-type="string">
            <text:p>Sunderland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Hull</text:p>
          </table:table-cell>
          <table:table-cell office:value-type="string" calcext:value-type="string">
            <text:p>Tottenha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Bournemout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Liverpool</text:p>
          </table:table-cell>
          <table:table-cell office:value-type="string" calcext:value-type="string">
            <text:p>Middlesbroug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Man United</text:p>
          </table:table-cell>
          <table:table-cell office:value-type="string" calcext:value-type="string">
            <text:p>Crystal Palace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to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Swansea</text:p>
          </table:table-cell>
          <table:table-cell office:value-type="string" calcext:value-type="string">
            <text:p>West Bro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5-21</text:p>
          </table:table-cell>
          <table:table-cell office:value-type="string" calcext:value-type="string">
            <text:p>Watford</text:p>
          </table:table-cell>
          <table:table-cell office:value-type="string" calcext:value-type="string">
            <text:p>Man City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30T19:30:54.472928811</dc:date>
    <meta:editing-duration>PT2H19M50S</meta:editing-duration>
    <meta:editing-cycles>1</meta:editing-cycles>
    <meta:document-statistic meta:table-count="1" meta:cell-count="3048" meta:object-count="0"/>
    <meta:generator>LibreOffice/6.4.6.2$Linux_X86_64 LibreOffice_project/40$Build-2</meta:generator>
  </office:meta>
</office:document-meta>
</file>